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orphans="0" fo:widows="0"/>
      <style:text-properties fo:font-size="12pt" style:font-size-asian="12pt" style:font-size-complex="12pt"/>
    </style:style>
    <style:style style:name="P4" style:family="paragraph" style:parent-style-name="Standard">
      <style:paragraph-properties fo:orphans="0" fo:widows="0"/>
    </style:style>
    <style:style style:name="P5" style:family="paragraph" style:parent-style-name="Standard">
      <style:paragraph-properties fo:margin-top="0.1665in" fo:margin-bottom="0.1665in" loext:contextual-spacing="false" fo:line-height="100%"/>
    </style:style>
    <style:style style:name="P6" style:family="paragraph" style:parent-style-name="Standard">
      <style:paragraph-properties fo:margin-top="0.1665in" fo:margin-bottom="0.1665in" loext:contextual-spacing="false" fo:line-height="100%" fo:text-align="end" style:justify-single-word="false"/>
    </style:style>
    <style:style style:name="P7" style:family="paragraph" style:parent-style-name="Standard">
      <style:paragraph-properties fo:margin-top="0.1665in" fo:margin-bottom="0.1665in" loext:contextual-spacing="false" fo:line-height="100%" fo:text-align="center" style:justify-single-word="false"/>
    </style:style>
    <style:style style:name="P8" style:family="paragraph" style:parent-style-name="Standard" style:master-page-name="Standard">
      <style:paragraph-properties fo:margin-top="0.1665in" fo:margin-bottom="0.1665in" loext:contextual-spacing="false" fo:line-height="100%" fo:text-align="end" style:justify-single-word="false" style:page-number="1"/>
    </style:style>
    <style:style style:name="T1" style:family="text">
      <style:text-properties fo:font-size="13pt" fo:font-weight="bold" style:font-size-asian="13pt" style:font-weight-asian="bold" style:font-size-complex="13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weight="bold" style:font-weight-asian="bold"/>
    </style:style>
    <style:style style:name="T5" style:family="text">
      <style:text-properties fo:font-style="italic" fo:font-weight="bold" style:font-style-asian="italic" style:font-weight-asian="bold"/>
    </style:style>
    <style:style style:name="T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etodología de la Investigación</text:span></text:p>
      <text:p text:style-name="P6"><text:span text:style-name="T2">Grupo F: CAMINO MÁS CORTO</text:span></text:p>
      <text:p text:style-name="P7"><text:span text:style-name="T2">Alcance:</text:span></text:p>
      <text:p text:style-name="P5">Cabe resaltar que el objetivo de este proyecto trata sobre hallar el camino más corto partiendo desde un punto ‘A’ hacia un punto ‘B’, pudiendo recorrer puntos intermedios en el camino. Cabe mencionar que dependiendo del contexto en el cual se utiliza este concepto, será de mayor o menor eficiencia.</text:p>
      <text:p text:style-name="P5">Por ejemplo, si trasladamos este concepto a lo que podría ser un proyecto basado en rutas viales o <text:s/>autopistas, se encuentra la posibilidad que el camino más corto no sea el más eficiente, ya que podría existir una ruta que sea más eficiente en términos de tiempo, velocidad o energía consumida.</text:p>
      <text:p text:style-name="P5">Por lo que decidimos dejar de lado conceptos como éste y concentrarnos en el contexto inicial, que es el de ‘camino más corto’, para el cual utilizaremos distintos conceptos teóricos y herramientas de trabajo que describiremos a lo largo de este informe.</text:p>
      <text:p text:style-name="P7"><text:s/><text:span text:style-name="T2">Marco Teórico:</text:span></text:p>
      <text:p text:style-name="P5"><text:s/><text:span text:style-name="T4">Teoría de Grafos:</text:span></text:p>
      <text:p text:style-name="P5">La teoría de grafos es una rama de las matemáticas que estudia las propiedades y relaciones de los grafos. Un grafo es una estructura abstracta que consta de un conjunto de vértices o nodos, y un conjunto de aristas que conectan algunos de estos nodos.</text:p>
      <text:p text:style-name="P5">Algunos conceptos básicos:</text:p>
      <text:p text:style-name="P5"><text:span text:style-name="T4">Ciclo:</text:span> Es un camino cerrado en el que el primer vértice es el mismo que el último.</text:p>
      <text:p text:style-name="P5"><text:span text:style-name="T4">Grafo conexo:</text:span> Es un grafo en el que hay un camino entre cualquier par de vértices.</text:p>
      <text:p text:style-name="P5"><text:span text:style-name="T4">Grafo dirigido</text:span>: Es un grafo en el que las aristas tienen una dirección.</text:p>
      <text:p text:style-name="P5"><text:span text:style-name="T4">Grafo ponderado:</text:span> Es un grafo en el que las aristas tienen un peso o valor asignado.</text:p>
      <text:p text:style-name="P5"><text:span text:style-name="T4">Árbol:</text:span> Es un grafo conexo sin ciclos.</text:p>
      <text:p text:style-name="P5"><text:span text:style-name="T4">Grafo completo:</text:span> Es un grafo en el que hay una arista entre cada par de vértices.</text:p>
      <text:p text:style-name="P5"/>
      <text:p text:style-name="P7"><text:span text:style-name="T4">¿EN QUÉ CONSISTE LA TEORÍA DE GRAFOS Y CUALES SON LOS ALGORITMOS QUE EXISTEN?</text:span></text:p>
      <text:p text:style-name="P5">La teoría de grafos se utiliza en muchos campos, como la informática, la ingeniería, la física, la biología y la sociología, entre otros.</text:p>
      <text:p text:style-name="P5">En teoría de grafos, el camino más corto es el camino de menor longitud entre dos vértices en un grafo ponderado. El concepto de camino más corto es fundamental en la teoría de redes y en muchos campos de la informática, como la optimización, la planificación de rutas y la logística.</text:p>
      <text:p text:style-name="P5">Existen varios algoritmos para encontrar el camino más corto en un grafo, algunos de los más populares son:</text:p>
      <text:p text:style-name="P5"><text:span text:style-name="T4">Dijkstra:</text:span> Es uno de los algoritmos más utilizados para encontrar el camino más corto en un grafo ponderado. Es eficiente en términos de tiempo, pero solo funciona correctamente en grafos con pesos positivos.</text:p>
      <text:p text:style-name="P5"><text:span text:style-name="T4">Bellman-Ford</text:span>: Es otro algoritmo popular para encontrar el camino más corto en un grafo ponderado, funciona en grafos dirigidos y no dirigidos, y permite grafos con pesos negativos. Es menos eficiente que Dijkstra, pero es más flexible.</text:p>
      <text:p text:style-name="P5"><text:span text:style-name="T4">Floyd-Warshall:</text:span> Es un algoritmo que encuentra el camino más corto entre todos los pares de vértices en un grafo ponderado, incluso en grafos con pesos negativos. Es eficiente para grafos pequeños, pero su complejidad de tiempo es O(n^3), por lo que no es adecuado para grafos grandes.</text:p>
      <text:p text:style-name="P5"><text:span text:style-name="T4">A*:</text:span> Es un algoritmo de búsqueda heurística que encuentra el camino más corto entre dos puntos en un grafo ponderado. Utiliza una función heurística para estimar el costo del camino restante y mejorar la eficiencia del algoritmo.</text:p>
      <text:p text:style-name="P5"><text:soft-page-break/>Estos son solo algunos ejemplos de los algoritmos más populares para encontrar el camino más corto en un grafo, pero existen muchos otros, cada uno con sus propias ventajas y desventajas dependiendo de las características del grafo y los requerimientos del problema en cuestión.</text:p>
      <text:p text:style-name="P5"/>
      <text:p text:style-name="P7"><text:span text:style-name="T4"><text:s/>El algoritmo de Dijkstra:</text:span></text:p>
      <text:p text:style-name="P5">El algoritmo de Dijkstra es un algoritmo de búsqueda de camino más corto en un grafo ponderado y dirigido. Es utilizado comúnmente en la resolución de problemas de optimización en ingeniería, informática y ciencias sociales.</text:p>
      <text:p text:style-name="P5">El algoritmo de Dijkstra encuentra el camino más corto desde un nodo origen dado a todos los demás nodos del grafo. El algoritmo comienza con el nodo origen y explora todos los nodos adyacentes, calculando el costo mínimo para llegar a cada uno de ellos. Luego, el algoritmo marca el nodo con el costo mínimo y lo considera como visitado. A continuación, se repite el proceso para los nodos adyacentes no visitados, actualizando los costos mínimos si se encuentra un camino más corto.</text:p>
      <text:p text:style-name="P5">El algoritmo sigue explorando los nodos adyacentes no visitados hasta que se hayan visitado todos los nodos del grafo o se haya alcanzado el nodo destino. Al final, el algoritmo devuelve el camino más corto desde el nodo origen a cada uno de los demás nodos del grafo.</text:p>
      <text:p text:style-name="P5">El algoritmo de Dijkstra es importante porque es una solución eficiente al problema del camino más corto, lo que significa que se puede utilizar para resolver una amplia variedad de problemas en diferentes campos, desde la planificación de rutas en redes de transporte hasta la optimización de rutas en sistemas de logística.</text:p>
      <text:p text:style-name="P7"><text:span text:style-name="T4">Objetivo:</text:span></text:p>
      <text:p text:style-name="P5">Para lograr nuestro cometido utilizaremos el lenguaje python para desarrollar, con una base de datos geográfica como OpenStreetMap.</text:p>
      <text:p text:style-name="P5"><text:span text:style-name="T5">Python</text:span> es un lenguaje de programación muy <text:span text:style-name="T4">popular y versátil</text:span> que se utiliza ampliamente en el campo de la informática y la ciencia de datos. Es conocido por su facilidad de uso y su <text:span text:style-name="T6">amplia gama de bibliotecas</text:span> y herramientas disponibles, lo que hace que sea una excelente opción para implementar algoritmos de grafos y otras aplicaciones relacionadas con mapas.</text:p>
      <text:p text:style-name="P5"><text:span text:style-name="T5">OpenStreetMap</text:span> es una <text:span text:style-name="T4">base de datos geográfica</text:span> colaborativa y de código abierto que contiene información detallada sobre carreteras, edificios, parques y otros puntos de interés en todo el mundo. Es una <text:span text:style-name="T6">excelente fuente de datos para aplicaciones de mapas y navegación</text:span>, ya que proporciona información precisa y actualizada sobre ubicaciones en todo el mundo, lo que puede ser muy útil para un programa de determinación del camino más corto.</text:p>
      <text:p text:style-name="P5"><text:span text:style-name="T4">El algoritmo de Dijkstra</text:span> es uno de los algoritmos más populares y efectivos para encontrar el camino más corto en un grafo ponderado, y es <text:span text:style-name="T6">fácilmente implementable en Python</text:span>. Usando Python y OpenStreetMap, es posible crear una aplicación de determinación del camino más corto eficiente y precisa que puede ayudar a los usuarios a encontrar la mejor ruta entre dos ubicaciones.</text:p>
      <text:p text:style-name="P5">Todo esto no sería posible sin la ayuda de distintas <text:span text:style-name="T6">bibliotecas o librerías</text:span> que van a ser muy importantes para lograr nuestro cometido, como serían, <text:span text:style-name="T2">OSMnx</text:span><text:span text:style-name="T3">, </text:span><text:span text:style-name="T2">NetworkX</text:span><text:span text:style-name="T3">, </text:span><text:span text:style-name="T2">Folium </text:span><text:span text:style-name="T3">o </text:span><text:span text:style-name="T2">GeoPy</text:span><text:span text:style-name="T3">.</text:span></text:p>
      <text:p text:style-name="P1"><text:span text:style-name="T2">Bibliotecas</text:span></text:p>
      <text:p text:style-name="P2"/>
      <text:p text:style-name="P4"><text:span text:style-name="T3">En este proyecto planeamos utilizar 4 tipos de bibliotecas que consideramos fundamentales para tratar el problema “el camino más corto”, ya que cada una brinda características específicas para cada proceso como de extracción de la información, proceso y representación de la información:</text:span></text:p>
      <text:p text:style-name="P3"/>
      <text:p text:style-name="P4"><text:span text:style-name="T2">OSMnx:</text:span><text:span text:style-name="T3"> OSMnx es una herramienta muy útil para trabajar con datos de OSM en Python. Es una biblioteca que permite <text:s/>descargar información de la base de datos OpenStreetMap , crear y visualizar grafos dirigidos con direcciones de las calles, y construir redes, y rutas. En rasgos generales, se encarga de descargar, analizar y preparar los datos de OSM, donde luego permite trabajar con ellos de manera más fácil y rápida. </text:span></text:p>
      <text:p text:style-name="P3"/>
      <text:p text:style-name="P4"><text:span text:style-name="T2">NetworkX</text:span><text:span text:style-name="T3">: Esta biblioteca brinda las herramientas necesarias para el análisis de redes, incluyendo la función de encontrar el camino más corto en un grafo dirigido. <text:s/>Permite la creación, manipulación y estudio de la estructura, la dinámica y funciones de redes complejas representadas en forma de gráficos con nodos y bordes. </text:span></text:p>
      <text:p text:style-name="P3"/>
      <text:p text:style-name="P4"><text:span text:style-name="T2">Folium:</text:span><text:span text:style-name="T3"> Es una biblioteca de Python que te permite crear mapas interactivos. Con Folium puedes personalizar la apariencia de los mapas, agregar capas y visualizar información en tiempo real.</text:span></text:p>
      <text:p text:style-name="P3"/>
      <text:p text:style-name="P4"><text:span text:style-name="T3">Por último, </text:span><text:span text:style-name="T2">GeoPy</text:span><text:span text:style-name="T3">: Esta librería permite a los desarrolladores localizar las coordenadas de direcciones, ciudades, países y puntos de referencia en todo el mundo, en otras palabras, las direcciones en nombres de calles son transformadas en coordenadas utilizables para el cálculo de rutas.. Utiliza diversos geocodificadores de terceros, como OpenStreetMap, pero también Google Geocoding API, para proporcionar servicios de geocodificación</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2" meta:word-count="1308" meta:character-count="7994" meta:non-whitespace-character-count="6720"/>
    <meta:generator>LibreOfficeDev/6.0.5.2$Linux_X86_64 LibreOffice_project/</meta:generator>
  </office:meta>
</office:document-meta>
</file>